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183cm"/>
    </style:style>
    <style:style style:name="co2" style:family="table-column">
      <style:table-column-properties fo:break-before="auto" style:column-width="10.393cm"/>
    </style:style>
    <style:style style:name="co3" style:family="table-column">
      <style:table-column-properties fo:break-before="auto" style:column-width="10.9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sesiones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Sesiones del Poder Judicial del Estado de Coahuila de Zaragoz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consejo-de-la-judicatura</text:p>
          </table:table-cell>
          <table:table-cell table:number-columns-repeated="2" office:value-type="string" calcext:value-type="string">
            <text:p>Sesiones del Consejo de la Judicatur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penal</text:p>
          </table:table-cell>
          <table:table-cell table:number-columns-repeated="2" office:value-type="string" calcext:value-type="string">
            <text:p>Sesiones de la Sala Pe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votos-particulares</text:p>
          </table:table-cell>
          <table:table-cell table:number-columns-repeated="2" office:value-type="string" calcext:value-type="string">
            <text:p>Votos Particular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</text:p>
          </table:table-cell>
          <table:table-cell table:number-columns-repeated="2" office:value-type="string" calcext:value-type="string">
            <text:p>Sesiones del Pleno del Tribunal Superior de Justici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</text:p>
          </table:table-cell>
          <table:table-cell table:number-columns-repeated="2" office:value-type="string" calcext:value-type="string">
            <text:p>Sesiones del Pleno del Tribunal Superior de Justicia en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</text:p>
          </table:table-cell>
          <table:table-cell table:number-columns-repeated="2"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</text:p>
          </table:table-cell>
          <table:table-cell office:value-type="string" calcext:value-type="string">
            <text:p>Sesiones de la Sala Regional en 2020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</text:p>
          </table:table-cell>
          <table:table-cell table:number-columns-repeated="2"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</text:p>
          </table:table-cell>
          <table:table-cell office:value-type="string" calcext:value-type="string">
            <text:p>Sesiones del Tribunal Constitucional en 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</text:p>
          </table:table-cell>
          <table:table-cell table:number-columns-repeated="2"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</text:p>
          </table:table-cell>
          <table:table-cell office:value-type="string" calcext:value-type="string">
            <text:p>Sesiones de la Sala Civil y Familiar en 2020</text:p>
          </table:table-cell>
          <table:table-cell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4:42:24.1639255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3.2$Linux_X86_64 LibreOffice_project/40$Build-2</meta:generator>
    <dc:date>2020-05-12T14:54:49.306827851</dc:date>
    <meta:editing-duration>PT33M43S</meta:editing-duration>
    <meta:editing-cycles>18</meta:editing-cycles>
    <meta:document-statistic meta:table-count="1" meta:cell-count="224" meta:object-count="0"/>
  </office:meta>
</office:document-meta>
</file>